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933cm"/>
    </style:style>
    <style:style style:name="Table1.B" style:family="table-column">
      <style:table-column-properties style:column-width="5.29cm"/>
    </style:style>
    <style:style style:name="Table1.C" style:family="table-column">
      <style:table-column-properties style:column-width="8.77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784cm" table:align="left"/>
    </style:style>
    <style:style style:name="Table2.A" style:family="table-column">
      <style:table-column-properties style:column-width="1.547cm"/>
    </style:style>
    <style:style style:name="Table2.B" style:family="table-column">
      <style:table-column-properties style:column-width="2.23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43cm" table:align="left"/>
    </style:style>
    <style:style style:name="Table3.A" style:family="table-column">
      <style:table-column-properties style:column-width="2.838cm"/>
    </style:style>
    <style:style style:name="Table3.B" style:family="table-column">
      <style:table-column-properties style:column-width="4.36cm"/>
    </style:style>
    <style:style style:name="Table3.C" style:family="table-column">
      <style:table-column-properties style:column-width="4.23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332cm" table:align="left"/>
    </style:style>
    <style:style style:name="Table4.A" style:family="table-column">
      <style:table-column-properties style:column-width="3.344cm"/>
    </style:style>
    <style:style style:name="Table4.B" style:family="table-column">
      <style:table-column-properties style:column-width="7.435cm"/>
    </style:style>
    <style:style style:name="Table4.C" style:family="table-column">
      <style:table-column-properties style:column-width="4.55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805cm"/>
    </style:style>
    <style:style style:name="Table5.B" style:family="table-column">
      <style:table-column-properties style:column-width="4.542cm"/>
    </style:style>
    <style:style style:name="Table5.C" style:family="table-column">
      <style:table-column-properties style:column-width="4.872cm"/>
    </style:style>
    <style:style style:name="Table5.D" style:family="table-column">
      <style:table-column-properties style:column-width="4.782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<text:span text:style-name="Strong_20_Emphasis">Understanding Index in MySQL</text:span></text:h>
      <text:p text:style-name="Text_20_body">An <text:span text:style-name="Strong_20_Emphasis">index</text:span> in MySQL is like a <text:span text:style-name="Strong_20_Emphasis">book’s table of contents</text:span>—it speeds up data retrieval by allowing MySQL to find rows without scanning the entire table. It improves <text:span text:style-name="Strong_20_Emphasis">query performance</text:span> but may slightly slow down <text:span text:style-name="Strong_20_Emphasis">write operations</text:span> (INSERT, UPDATE, DELETE) due to index maintenance.</text:p>
      <text:p text:style-name="Horizontal_20_Line"/>
      <text:h text:style-name="Heading_20_3" text:outline-level="3">📚 <text:span text:style-name="Strong_20_Emphasis">1. Without Index (Slow Search)</text:span></text:h>
      <text:p text:style-name="Text_20_body">Let’s create a simple <text:span text:style-name="Source_20_Text">employees</text:span> table <text:span text:style-name="Strong_20_Emphasis">without</text:span> an index:</text:p>
      <text:p text:style-name="Preformatted_20_Text"><text:span text:style-name="Source_20_Text">CREATE TABLE employees (</text:span></text:p>
      <text:p text:style-name="Preformatted_20_Text"><text:span text:style-name="Source_20_Text"><text:s text:c="4"/>emp_id INT AUTO_INCREMENT PRIMARY KEY,</text:span></text:p>
      <text:p text:style-name="Preformatted_20_Text"><text:span text:style-name="Source_20_Text"><text:s text:c="4"/>emp_name VARCHAR(100) NOT NULL,</text:span></text:p>
      <text:p text:style-name="Preformatted_20_Text"><text:span text:style-name="Source_20_Text"><text:s text:c="4"/>department VARCHAR(50),</text:span></text:p>
      <text:p text:style-name="Preformatted_20_Text"><text:span text:style-name="Source_20_Text"><text:s text:c="4"/>salary DECIMAL(10,2)</text:span></text:p>
      <text:p text:style-name="P1"><text:span text:style-name="Source_20_Text">);</text:span></text:p>
      <text:h text:style-name="Heading_20_4" text:outline-level="4">✅ Insert Sample Data:</text:h>
      <text:p text:style-name="Preformatted_20_Text"><text:span text:style-name="Source_20_Text">INSERT INTO employees (emp_name, department, salary) VALUES</text:span></text:p>
      <text:p text:style-name="Preformatted_20_Text"><text:span text:style-name="Source_20_Text">('Alice', 'HR', 60000),</text:span></text:p>
      <text:p text:style-name="Preformatted_20_Text"><text:span text:style-name="Source_20_Text">('Bob', 'Finance', 70000),</text:span></text:p>
      <text:p text:style-name="Preformatted_20_Text"><text:span text:style-name="Source_20_Text">('Charlie', 'IT', 80000),</text:span></text:p>
      <text:p text:style-name="Preformatted_20_Text"><text:span text:style-name="Source_20_Text">('David', 'HR', 62000),</text:span></text:p>
      <text:p text:style-name="Preformatted_20_Text"><text:span text:style-name="Source_20_Text">('Eve', 'Finance', 72000),</text:span></text:p>
      <text:p text:style-name="P1"><text:span text:style-name="Source_20_Text">('Frank', 'IT', 81000);</text:span></text:p>
      <text:h text:style-name="Heading_20_4" text:outline-level="4">✅ Search Query (No Index):</text:h>
      <text:p text:style-name="P1"><text:span text:style-name="Source_20_Text">EXPLAIN SELECT * FROM employees WHERE emp_name = 'Charlie';</text:span></text:p>
      <text:p text:style-name="Text_20_body">📊 <text:span text:style-name="Strong_20_Emphasis">Result</text:span> (without index):</text:p>
      <text:p text:style-name="Preformatted_20_Text"><text:span text:style-name="Source_20_Text">+----+-------------+-----------+------+---------------+------+---------+------+-------+-------------+</text:span></text:p>
      <text:p text:style-name="Preformatted_20_Text"><text:span text:style-name="Source_20_Text">| id | select_type | table <text:s text:c="4"/>| type | possible_keys | key <text:s/>| key_len | ref <text:s/>| rows <text:s/>| Extra <text:s text:c="6"/>|</text:span></text:p>
      <text:p text:style-name="Preformatted_20_Text"><text:span text:style-name="Source_20_Text">+----+-------------+-----------+------+---------------+------+---------+------+-------+-------------+</text:span></text:p>
      <text:p text:style-name="Preformatted_20_Text"><text:span text:style-name="Source_20_Text">| <text:s/>1 | SIMPLE <text:s text:c="5"/>| employees | ALL <text:s/>| NULL <text:s text:c="9"/>| NULL | NULL <text:s text:c="3"/>| NULL | 6 <text:s text:c="4"/>| Using where |</text:span></text:p>
      <text:p text:style-name="P1"><text:span text:style-name="Source_20_Text">+----+-------------+-----------+------+---------------+------+---------+------+-------+-------------+</text:span></text:p>
      <text:list xml:id="list2682331407" text:style-name="L1">
        <text:list-item>
          <text:p text:style-name="P3"><text:span text:style-name="Strong_20_Emphasis">Type = ALL</text:span>: MySQL performs a <text:span text:style-name="Strong_20_Emphasis">full table scan</text:span> (slow if the table is large). </text:p>
        </text:list-item>
        <text:list-item>
          <text:p text:style-name="P2"><text:span text:style-name="Strong_20_Emphasis">Rows = 6</text:span>: It scans <text:span text:style-name="Strong_20_Emphasis">every row</text:span> in the table. </text:p>
        </text:list-item>
      </text:list>
      <text:p text:style-name="Horizontal_20_Line"/>
      <text:h text:style-name="Heading_20_3" text:outline-level="3">🚀 <text:span text:style-name="Strong_20_Emphasis">2. With Index (Faster Search)</text:span></text:h>
      <text:h text:style-name="Heading_20_4" text:outline-level="4">✅ Add an Index on <text:span text:style-name="Source_20_Text">emp_name</text:span>:</text:h>
      <text:p text:style-name="P1"><text:span text:style-name="Source_20_Text">CREATE INDEX idx_emp_name ON employees(emp_name);</text:span></text:p>
      <text:h text:style-name="Heading_20_4" text:outline-level="4"><text:soft-page-break/>✅ Search Query (With Index):</text:h>
      <text:p text:style-name="P1"><text:span text:style-name="Source_20_Text">EXPLAIN SELECT * FROM employees WHERE emp_name = 'Charlie';</text:span></text:p>
      <text:p text:style-name="Text_20_body">📊 <text:span text:style-name="Strong_20_Emphasis">Result</text:span> (with index):</text:p>
      <text:p text:style-name="Preformatted_20_Text"><text:span text:style-name="Source_20_Text">+----+-------------+-----------+------+---------------+-------------+---------+-------+------+-------+</text:span></text:p>
      <text:p text:style-name="Preformatted_20_Text"><text:span text:style-name="Source_20_Text">| id | select_type | table <text:s text:c="4"/>| type | possible_keys | key <text:s text:c="8"/>| key_len | ref <text:s text:c="2"/>| rows | Extra |</text:span></text:p>
      <text:p text:style-name="Preformatted_20_Text"><text:span text:style-name="Source_20_Text">+----+-------------+-----------+------+---------------+-------------+---------+-------+------+-------+</text:span></text:p>
      <text:p text:style-name="Preformatted_20_Text"><text:span text:style-name="Source_20_Text">| <text:s/>1 | SIMPLE <text:s text:c="5"/>| employees | ref <text:s/>| idx_emp_name <text:s/>| idx_emp_name| 103 <text:s text:c="4"/>| const | <text:s text:c="3"/>1 | NULL <text:s/>|</text:span></text:p>
      <text:p text:style-name="P1"><text:span text:style-name="Source_20_Text">+----+-------------+-----------+------+---------------+-------------+---------+-------+------+-------+</text:span></text:p>
      <text:h text:style-name="Heading_20_3" text:outline-level="3">🔍 <text:span text:style-name="Strong_20_Emphasis">What Changed?</text:span></text:h>
      <text:list xml:id="list734731264" text:style-name="L2">
        <text:list-item>
          <text:p text:style-name="P5"><text:span text:style-name="Strong_20_Emphasis">Type = ref</text:span>: MySQL now uses the <text:span text:style-name="Strong_20_Emphasis">index</text:span> (faster lookup). </text:p>
        </text:list-item>
        <text:list-item>
          <text:p text:style-name="P5"><text:span text:style-name="Strong_20_Emphasis">Rows = 1</text:span>: MySQL scans <text:span text:style-name="Strong_20_Emphasis">only the matching row</text:span> (efficient). </text:p>
        </text:list-item>
        <text:list-item>
          <text:p text:style-name="P4"><text:span text:style-name="Strong_20_Emphasis">Speed Improvement</text:span>: The query is much <text:span text:style-name="Strong_20_Emphasis">faster</text:span>, especially on large tables. </text:p>
        </text:list-item>
      </text:list>
      <text:p text:style-name="Horizontal_20_Line"/>
      <text:h text:style-name="Heading_20_3" text:outline-level="3">📊 <text:span text:style-name="Strong_20_Emphasis">3. Types of Indexes in MySQL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Index Type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RIMARY KEY</text:span></text:p>
          </table:table-cell>
          <table:table-cell table:style-name="Table1.A1" office:value-type="string">
            <text:p text:style-name="Table_20_Contents">Unique identifier for each row.</text:p>
          </table:table-cell>
          <table:table-cell table:style-name="Table1.A1" office:value-type="string">
            <text:p text:style-name="Table_20_Contents"><text:span text:style-name="Source_20_Text">PRIMARY KEY(emp_id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NIQUE</text:span></text:p>
          </table:table-cell>
          <table:table-cell table:style-name="Table1.A1" office:value-type="string">
            <text:p text:style-name="Table_20_Contents">Ensures all values in a column are unique.</text:p>
          </table:table-cell>
          <table:table-cell table:style-name="Table1.A1" office:value-type="string">
            <text:p text:style-name="Table_20_Contents"><text:span text:style-name="Source_20_Text">CREATE UNIQUE INDEX idx_email ON employees(email)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DEX</text:span> (Normal)</text:p>
          </table:table-cell>
          <table:table-cell table:style-name="Table1.A1" office:value-type="string">
            <text:p text:style-name="Table_20_Contents">Speeds up queries on non-unique columns.</text:p>
          </table:table-cell>
          <table:table-cell table:style-name="Table1.A1" office:value-type="string">
            <text:p text:style-name="Table_20_Contents"><text:span text:style-name="Source_20_Text">CREATE INDEX idx_dept ON employees(department)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ULLTEXT</text:span></text:p>
          </table:table-cell>
          <table:table-cell table:style-name="Table1.A1" office:value-type="string">
            <text:p text:style-name="Table_20_Contents">For fast searches on text columns.</text:p>
          </table:table-cell>
          <table:table-cell table:style-name="Table1.A1" office:value-type="string">
            <text:p text:style-name="Table_20_Contents"><text:span text:style-name="Source_20_Text">CREATE FULLTEXT INDEX idx_bio ON employees(bio)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PATIAL</text:span></text:p>
          </table:table-cell>
          <table:table-cell table:style-name="Table1.A1" office:value-type="string">
            <text:p text:style-name="Table_20_Contents">For geographical data types.</text:p>
          </table:table-cell>
          <table:table-cell table:style-name="Table1.A1" office:value-type="string">
            <text:p text:style-name="Table_20_Contents"><text:span text:style-name="Source_20_Text">CREATE SPATIAL INDEX idx_loc ON locations(geom);</text:span></text:p>
          </table:table-cell>
        </table:table-row>
      </table:table>
      <text:p text:style-name="Horizontal_20_Line"/>
      <text:h text:style-name="Heading_20_3" text:outline-level="3">📌 <text:span text:style-name="Strong_20_Emphasis">4. When to Use Indexes</text:span></text:h>
      <text:p text:style-name="Text_20_body">✅ <text:span text:style-name="Strong_20_Emphasis">Use an index when</text:span>:</text:p>
      <text:list xml:id="list4262136314" text:style-name="L3">
        <text:list-item>
          <text:p text:style-name="P7">Searching large datasets (<text:span text:style-name="Source_20_Text">WHERE</text:span>, <text:span text:style-name="Source_20_Text">JOIN</text:span>, <text:span text:style-name="Source_20_Text">ORDER BY</text:span>, <text:span text:style-name="Source_20_Text">GROUP BY</text:span>). </text:p>
        </text:list-item>
        <text:list-item>
          <text:p text:style-name="P6">Frequently querying specific columns. </text:p>
        </text:list-item>
      </text:list>
      <text:p text:style-name="Text_20_body">❌ <text:span text:style-name="Strong_20_Emphasis">Avoid too many indexes</text:span> because:</text:p>
      <text:list xml:id="list3205863310" text:style-name="L4">
        <text:list-item>
          <text:p text:style-name="P9">They consume extra storage. </text:p>
        </text:list-item>
        <text:list-item>
          <text:p text:style-name="P8">They slow down write operations (INSERT, UPDATE, DELETE). </text:p>
        </text:list-item>
      </text:list>
      <text:p text:style-name="Text_20_body">Would you like to dive deeper into <text:span text:style-name="Strong_20_Emphasis">composite indexes</text:span> or <text:span text:style-name="Strong_20_Emphasis">index performance tips</text:span>? 😊</text:p>
      <text:p text:style-name="Standard"/>
      <text:p text:style-name="Standard"/>
      <text:p text:style-name="Text_20_body"><text:soft-page-break/>Great question! Let’s dive deeper into <text:span text:style-name="Strong_20_Emphasis">how MySQL indexes work internally</text:span> and <text:span text:style-name="Strong_20_Emphasis">how they find rows efficiently</text:span> without scanning everything.</text:p>
      <text:p text:style-name="Horizontal_20_Line"/>
      <text:h text:style-name="Heading_20_3" text:outline-level="3">📚 <text:span text:style-name="Strong_20_Emphasis">1. How Does MySQL Store Data Without an Index?</text:span></text:h>
      <text:p text:style-name="Text_20_body">Without an index, MySQL stores rows <text:span text:style-name="Strong_20_Emphasis">in the order they are inserted</text:span>. To find a record:</text:p>
      <text:list xml:id="list3612162378" text:style-name="L5">
        <text:list-item>
          <text:p text:style-name="P11">MySQL <text:span text:style-name="Strong_20_Emphasis">scans every row</text:span> from top to bottom (a <text:span text:style-name="Strong_20_Emphasis">full table scan</text:span>). </text:p>
        </text:list-item>
        <text:list-item>
          <text:p text:style-name="P10">For large tables (millions of rows), this is <text:span text:style-name="Strong_20_Emphasis">slow</text:span> because MySQL compares the search value with <text:span text:style-name="Strong_20_Emphasis">each row</text:span>. </text:p>
        </text:list-item>
      </text:list>
      <text:p text:style-name="Horizontal_20_Line"/>
      <text:h text:style-name="Heading_20_3" text:outline-level="3">📊 <text:span text:style-name="Strong_20_Emphasis">2. How Does MySQL Store Data With an Index?</text:span></text:h>
      <text:p text:style-name="Text_20_body">When you <text:span text:style-name="Strong_20_Emphasis">create an index</text:span>, MySQL builds a <text:span text:style-name="Strong_20_Emphasis">data structure</text:span> (usually a <text:span text:style-name="Strong_20_Emphasis">B-tree</text:span> or <text:span text:style-name="Strong_20_Emphasis">B+ tree</text:span>) behind the scenes. This allows MySQL to search rows in a <text:span text:style-name="Strong_20_Emphasis">sorted and organized</text:span> manner.</text:p>
      <text:h text:style-name="Heading_20_4" text:outline-level="4">🔎 Example:</text:h>
      <text:p text:style-name="Text_20_body">Suppose you create this index:</text:p>
      <text:p text:style-name="P1"><text:span text:style-name="Source_20_Text">CREATE INDEX idx_emp_name ON employees(emp_name);</text:span></text:p>
      <text:p text:style-name="Text_20_body">If you insert these recor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mp_id</text:p>
            </table:table-cell>
            <table:table-cell table:style-name="Table2.A1" office:value-type="string">
              <text:p text:style-name="Table_20_Heading">emp_name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Alice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Bob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Charlie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David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Eve</text:p>
          </table:table-cell>
        </table:table-row>
      </table:table>
      <text:p text:style-name="Text_20_body">MySQL stores the <text:span text:style-name="Strong_20_Emphasis">emp_name</text:span> index like this (sorted):</text:p>
      <text:p text:style-name="Preformatted_20_Text"><text:span text:style-name="Source_20_Text">Alice → 1</text:span></text:p>
      <text:p text:style-name="Preformatted_20_Text"><text:span text:style-name="Source_20_Text">Bob → 2</text:span></text:p>
      <text:p text:style-name="Preformatted_20_Text"><text:span text:style-name="Source_20_Text">Charlie → 3</text:span></text:p>
      <text:p text:style-name="Preformatted_20_Text"><text:span text:style-name="Source_20_Text">David → 4</text:span></text:p>
      <text:p text:style-name="P1"><text:span text:style-name="Source_20_Text">Eve → 5</text:span></text:p>
      <text:p text:style-name="Horizontal_20_Line"/>
      <text:h text:style-name="Heading_20_3" text:outline-level="3">🌳 <text:span text:style-name="Strong_20_Emphasis">3. How Does MySQL Search Using the Index?</text:span></text:h>
      <text:p text:style-name="Text_20_body">When you run:</text:p>
      <text:p text:style-name="P1"><text:span text:style-name="Source_20_Text">SELECT * FROM employees WHERE emp_name = 'Charlie';</text:span></text:p>
      <text:p text:style-name="Text_20_body">MySQL does <text:span text:style-name="Strong_20_Emphasis">NOT</text:span> compare every row. Instead, it uses the <text:span text:style-name="Strong_20_Emphasis">B-tree structure</text:span>:</text:p>
      <text:list xml:id="list3915242236" text:style-name="L6">
        <text:list-item>
          <text:p text:style-name="P12"><text:span text:style-name="Strong_20_Emphasis">Binary Search</text:span>: MySQL starts from the <text:span text:style-name="Strong_20_Emphasis">root</text:span> of the B-tree and navigates <text:span text:style-name="Strong_20_Emphasis">left</text:span> or <text:span text:style-name="Strong_20_Emphasis">right</text:span> based on value comparison.</text:p>
          <text:list>
            <text:list-item>
              <text:p text:style-name="P13">Is "Charlie" <text:span text:style-name="Strong_20_Emphasis">greater</text:span> or <text:span text:style-name="Strong_20_Emphasis">smaller</text:span> than the middle value? </text:p>
            </text:list-item>
          </text:list>
        </text:list-item>
        <text:list-item>
          <text:p text:style-name="P12"><text:soft-page-break/><text:span text:style-name="Strong_20_Emphasis">Logarithmic Time</text:span>: This lookup takes <text:span text:style-name="Strong_20_Emphasis">O(log n)</text:span> time (much faster than <text:span text:style-name="Strong_20_Emphasis">O(n)</text:span> for a full scan).</text:p>
        </text:list-item>
      </text:list>
      <text:p text:style-name="Text_20_body">Here’s how it works:</text:p>
      <text:list xml:id="list3151818513" text:style-name="L7">
        <text:list-item>
          <text:p text:style-name="P15">Compare "Charlie" with "Charlie" (✅ Match found). </text:p>
        </text:list-item>
        <text:list-item>
          <text:p text:style-name="P14">MySQL directly goes to <text:span text:style-name="Source_20_Text">emp_id = 3</text:span> without scanning all rows. </text:p>
        </text:list-item>
      </text:list>
      <text:p text:style-name="Horizontal_20_Line"/>
      <text:h text:style-name="Heading_20_3" text:outline-level="3">📈 <text:span text:style-name="Strong_20_Emphasis">4. Why is It Fast?</text:span></text:h>
      <text:p text:style-name="Text_20_body">Because <text:span text:style-name="Strong_20_Emphasis">B-trees</text:span> are <text:span text:style-name="Strong_20_Emphasis">balanced</text:span> and <text:span text:style-name="Strong_20_Emphasis">sorted</text:span>, MySQL:</text:p>
      <text:list xml:id="list65616340" text:style-name="L8">
        <text:list-item>
          <text:p text:style-name="P17">Doesn’t need to check every row. </text:p>
        </text:list-item>
        <text:list-item>
          <text:p text:style-name="P17">Finds results by comparing <text:span text:style-name="Strong_20_Emphasis">only a few nodes</text:span> (even for millions of records). </text:p>
        </text:list-item>
        <text:list-item>
          <text:p text:style-name="P16">For a table with <text:span text:style-name="Strong_20_Emphasis">1 million rows</text:span>, it may only need <text:span text:style-name="Strong_20_Emphasis">20 comparisons</text:span>. </text:p>
        </text:list-item>
      </text:list>
      <text:p text:style-name="Horizontal_20_Line"/>
      <text:h text:style-name="Heading_20_3" text:outline-level="3">🧱 <text:span text:style-name="Strong_20_Emphasis">5. How Indexes Work for Range Queries</text:span></text:h>
      <text:p text:style-name="Text_20_body">If you run:</text:p>
      <text:p text:style-name="P1"><text:span text:style-name="Source_20_Text">SELECT * FROM employees WHERE emp_name BETWEEN 'Bob' AND 'David';</text:span></text:p>
      <text:p text:style-name="Text_20_body">MySQL uses the index to:</text:p>
      <text:list xml:id="list513949826" text:style-name="L9">
        <text:list-item>
          <text:p text:style-name="P19">Find the starting point (<text:span text:style-name="Strong_20_Emphasis">Bob</text:span>). </text:p>
        </text:list-item>
        <text:list-item>
          <text:p text:style-name="P19">Move through the tree sequentially until <text:span text:style-name="Strong_20_Emphasis">David</text:span>. </text:p>
        </text:list-item>
        <text:list-item>
          <text:p text:style-name="P18">This avoids scanning rows <text:span text:style-name="Strong_20_Emphasis">outside the range</text:span>. </text:p>
        </text:list-item>
      </text:list>
      <text:p text:style-name="Horizontal_20_Line"/>
      <text:h text:style-name="Heading_20_3" text:outline-level="3">🚦 <text:span text:style-name="Strong_20_Emphasis">6. Why Is It Still Fast for Updates?</text:span></text:h>
      <text:p text:style-name="Text_20_body">When you <text:span text:style-name="Strong_20_Emphasis">INSERT</text:span>, <text:span text:style-name="Strong_20_Emphasis">UPDATE</text:span>, or <text:span text:style-name="Strong_20_Emphasis">DELETE</text:span>, MySQL:</text:p>
      <text:list xml:id="list3503880777" text:style-name="L10">
        <text:list-item>
          <text:p text:style-name="P21"><text:span text:style-name="Strong_20_Emphasis">Updates</text:span> the <text:span text:style-name="Strong_20_Emphasis">table</text:span>. </text:p>
        </text:list-item>
        <text:list-item>
          <text:p text:style-name="P20"><text:span text:style-name="Strong_20_Emphasis">Updates</text:span> the <text:span text:style-name="Strong_20_Emphasis">index</text:span> (behind the scenes). </text:p>
        </text:list-item>
      </text:list>
      <text:p text:style-name="Text_20_body">This adds a <text:span text:style-name="Strong_20_Emphasis">small overhead</text:span>, but the search speed <text:span text:style-name="Strong_20_Emphasis">saves more time</text:span>.</text:p>
      <text:p text:style-name="Horizontal_20_Line"/>
      <text:h text:style-name="Heading_20_3" text:outline-level="3">🔍 <text:span text:style-name="Strong_20_Emphasis">7. Summary</text:span></text:h>
      <text:p text:style-name="Text_20_body">✅ <text:span text:style-name="Strong_20_Emphasis">Without an index</text:span>: Full table scan (<text:span text:style-name="Strong_20_Emphasis">O(n)</text:span> time).<text:line-break/>✅ <text:span text:style-name="Strong_20_Emphasis">With an index</text:span>: Efficient search using <text:span text:style-name="Strong_20_Emphasis">B-tree</text:span> (<text:span text:style-name="Strong_20_Emphasis">O(log n)</text:span> time).</text:p>
      <text:p text:style-name="Text_20_body">Would you like a <text:span text:style-name="Strong_20_Emphasis">visual simulation</text:span> or deeper dive into <text:span text:style-name="Strong_20_Emphasis">composite indexes</text:span>? 😊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✅ <text:span text:style-name="Strong_20_Emphasis">Yes!</text:span> In MySQL, <text:span text:style-name="Strong_20_Emphasis">indexes are automatically created</text:span> for both <text:span text:style-name="Strong_20_Emphasis">PRIMARY KEY</text:span> and <text:span text:style-name="Strong_20_Emphasis">UNIQUE</text:span> constraints.</text:p>
      <text:p text:style-name="Horizontal_20_Line"/>
      <text:h text:style-name="Heading_20_3" text:outline-level="3">📌 <text:span text:style-name="Strong_20_Emphasis">1. PRIMARY KEY → Automatically Indexed</text:span></text:h>
      <text:p text:style-name="Text_20_body">When you define a <text:span text:style-name="Strong_20_Emphasis">PRIMARY KEY</text:span>, MySQL automatically creates a <text:span text:style-name="Strong_20_Emphasis">unique clustered index</text:span> on that column.</text:p>
      <text:p text:style-name="Text_20_body">Example:</text:p>
      <text:p text:style-name="Preformatted_20_Text"><text:span text:style-name="Source_20_Text">CREATE TABLE employees (</text:span></text:p>
      <text:p text:style-name="Preformatted_20_Text"><text:span text:style-name="Source_20_Text"><text:s text:c="4"/>emp_id INT AUTO_INCREMENT PRIMARY KEY,</text:span></text:p>
      <text:p text:style-name="Preformatted_20_Text"><text:span text:style-name="Source_20_Text"><text:s text:c="4"/>emp_name VARCHAR(100) NOT NULL</text:span></text:p>
      <text:p text:style-name="P1"><text:span text:style-name="Source_20_Text">);</text:span></text:p>
      <text:p text:style-name="Text_20_body">✅ <text:span text:style-name="Strong_20_Emphasis">Behind the scenes</text:span>:</text:p>
      <text:list xml:id="list4108954481" text:style-name="L11">
        <text:list-item>
          <text:p text:style-name="P23">MySQL creates an <text:span text:style-name="Strong_20_Emphasis">index</text:span> on <text:span text:style-name="Source_20_Text">emp_id</text:span>. </text:p>
        </text:list-item>
        <text:list-item>
          <text:p text:style-name="P22">This index helps in <text:span text:style-name="Strong_20_Emphasis">faster lookups</text:span>, <text:span text:style-name="Strong_20_Emphasis">joins</text:span>, and <text:span text:style-name="Strong_20_Emphasis">enforces uniqueness</text:span>. </text:p>
        </text:list-item>
      </text:list>
      <text:p text:style-name="Text_20_body">Check the index:</text:p>
      <text:p text:style-name="P1"><text:span text:style-name="Source_20_Text">SHOW INDEX FROM employees;</text:span></text:p>
      <text:p text:style-name="Text_20_body">You will see something like:</text:p>
      <text:p text:style-name="Preformatted_20_Text"><text:span text:style-name="Source_20_Text">+---------+------------+----------+-------------+</text:span></text:p>
      <text:p text:style-name="Preformatted_20_Text"><text:span text:style-name="Source_20_Text">| Table <text:s text:c="2"/>| Non_unique | Key_name | Column_name |</text:span></text:p>
      <text:p text:style-name="Preformatted_20_Text"><text:span text:style-name="Source_20_Text">+---------+------------+----------+-------------+</text:span></text:p>
      <text:p text:style-name="Preformatted_20_Text"><text:span text:style-name="Source_20_Text">| employees | <text:s text:c="5"/>0 <text:s text:c="4"/>| PRIMARY <text:s/>| emp_id <text:s text:c="4"/>|</text:span></text:p>
      <text:p text:style-name="P1"><text:span text:style-name="Source_20_Text">+---------+------------+----------+-------------+</text:span></text:p>
      <text:p text:style-name="Horizontal_20_Line"/>
      <text:h text:style-name="Heading_20_3" text:outline-level="3">📌 <text:span text:style-name="Strong_20_Emphasis">2. UNIQUE Constraint → Automatically Indexed</text:span></text:h>
      <text:p text:style-name="Text_20_body">When you add a <text:span text:style-name="Strong_20_Emphasis">UNIQUE</text:span> constraint, MySQL also creates a <text:span text:style-name="Strong_20_Emphasis">non-clustered unique index</text:span>.</text:p>
      <text:p text:style-name="Text_20_body">Example:</text:p>
      <text:p text:style-name="Preformatted_20_Text"><text:span text:style-name="Source_20_Text">CREATE TABLE employees (</text:span></text:p>
      <text:p text:style-name="Preformatted_20_Text"><text:span text:style-name="Source_20_Text"><text:s text:c="4"/>emp_id INT AUTO_INCREMENT PRIMARY KEY,</text:span></text:p>
      <text:p text:style-name="Preformatted_20_Text"><text:span text:style-name="Source_20_Text"><text:s text:c="4"/>emp_name VARCHAR(100) UNIQUE</text:span></text:p>
      <text:p text:style-name="P1"><text:span text:style-name="Source_20_Text">);</text:span></text:p>
      <text:p text:style-name="Text_20_body">✅ This ensures:</text:p>
      <text:list xml:id="list2627481446" text:style-name="L12">
        <text:list-item>
          <text:p text:style-name="P25"><text:span text:style-name="Strong_20_Emphasis">No duplicate values</text:span> in the <text:span text:style-name="Source_20_Text">emp_name</text:span> column. </text:p>
        </text:list-item>
        <text:list-item>
          <text:p text:style-name="P24"><text:span text:style-name="Strong_20_Emphasis">Faster searches</text:span> on <text:span text:style-name="Source_20_Text">emp_name</text:span>. </text:p>
        </text:list-item>
      </text:list>
      <text:p text:style-name="Text_20_body">Check the index:</text:p>
      <text:p text:style-name="P1"><text:span text:style-name="Source_20_Text">SHOW INDEX FROM employees;</text:span></text:p>
      <text:p text:style-name="Text_20_body">You'll see both the <text:span text:style-name="Strong_20_Emphasis">PRIMARY</text:span> and <text:span text:style-name="Strong_20_Emphasis">UNIQUE</text:span> indexes.</text:p>
      <text:p text:style-name="Horizontal_20_Line"/>
      <text:h text:style-name="Heading_20_3" text:outline-level="3"><text:soft-page-break/>📊 <text:span text:style-name="Strong_20_Emphasis">3. Difference Between PRIMARY KEY and UNIQUE Index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PRIMARY KEY</text:p>
            </table:table-cell>
            <table:table-cell table:style-name="Table3.A1" office:value-type="string">
              <text:p text:style-name="Table_20_Heading">UNIQUE Index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Purpose</text:span></text:p>
          </table:table-cell>
          <table:table-cell table:style-name="Table3.A1" office:value-type="string">
            <text:p text:style-name="Table_20_Contents">Uniquely identifies rows</text:p>
          </table:table-cell>
          <table:table-cell table:style-name="Table3.A1" office:value-type="string">
            <text:p text:style-name="Table_20_Contents">Ensures unique valu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umber</text:span></text:p>
          </table:table-cell>
          <table:table-cell table:style-name="Table3.A1" office:value-type="string">
            <text:p text:style-name="Table_20_Contents">Only <text:span text:style-name="Strong_20_Emphasis">one</text:span> per table</text:p>
          </table:table-cell>
          <table:table-cell table:style-name="Table3.A1" office:value-type="string">
            <text:p text:style-name="Table_20_Contents"><text:span text:style-name="Strong_20_Emphasis">Multiple</text:span> per tabl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ULL Values</text:span></text:p>
          </table:table-cell>
          <table:table-cell table:style-name="Table3.A1" office:value-type="string">
            <text:p text:style-name="Table_20_Contents">❌ <text:span text:style-name="Strong_20_Emphasis">Not allowed</text:span></text:p>
          </table:table-cell>
          <table:table-cell table:style-name="Table3.A1" office:value-type="string">
            <text:p text:style-name="Table_20_Contents">✅ <text:span text:style-name="Strong_20_Emphasis">Allowed</text:span> (once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uto-Creation</text:span></text:p>
          </table:table-cell>
          <table:table-cell table:style-name="Table3.A1" office:value-type="string">
            <text:p text:style-name="Table_20_Contents">✅ Yes</text:p>
          </table:table-cell>
          <table:table-cell table:style-name="Table3.A1" office:value-type="string">
            <text:p text:style-name="Table_20_Contents">✅ Y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ndex Type</text:span></text:p>
          </table:table-cell>
          <table:table-cell table:style-name="Table3.A1" office:value-type="string">
            <text:p text:style-name="Table_20_Contents"><text:span text:style-name="Strong_20_Emphasis">Clustered</text:span> (B-tree)</text:p>
          </table:table-cell>
          <table:table-cell table:style-name="Table3.A1" office:value-type="string">
            <text:p text:style-name="Table_20_Contents"><text:span text:style-name="Strong_20_Emphasis">Non-clustered</text:span> (B-tree)</text:p>
          </table:table-cell>
        </table:table-row>
      </table:table>
      <text:p text:style-name="Horizontal_20_Line"/>
      <text:h text:style-name="Heading_20_3" text:outline-level="3">📌 <text:span text:style-name="Strong_20_Emphasis">4. What About FOREIGN KEY?</text:span></text:h>
      <text:p text:style-name="Text_20_body">MySQL does <text:span text:style-name="Strong_20_Emphasis">not</text:span> automatically create an index for <text:span text:style-name="Strong_20_Emphasis">FOREIGN KEY</text:span> constraints.</text:p>
      <text:p text:style-name="Text_20_body">If you want faster lookups on a <text:span text:style-name="Strong_20_Emphasis">foreign key</text:span> column, you need to manually add an index:</text:p>
      <text:p text:style-name="P1"><text:span text:style-name="Source_20_Text">CREATE INDEX idx_dept ON employees(dept_id);</text:span></text:p>
      <text:p text:style-name="Text_20_body">Would you like to dive deeper into <text:span text:style-name="Strong_20_Emphasis">manual indexing</text:span> or <text:span text:style-name="Strong_20_Emphasis">index optimization</text:span>? 😊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📚 <text:span text:style-name="Strong_20_Emphasis">Manual Indexing and Index Optimization in MySQL</text:span></text:h>
      <text:p text:style-name="Text_20_body">When MySQL doesn’t automatically create indexes (like with <text:span text:style-name="Strong_20_Emphasis">FOREIGN KEYS</text:span> or <text:span text:style-name="Strong_20_Emphasis">frequently used columns</text:span>), you can manually create them to <text:span text:style-name="Strong_20_Emphasis">improve performance</text:span>. Let’s break down how to create, manage, and optimize indexes efficiently.</text:p>
      <text:p text:style-name="Horizontal_20_Line"/>
      <text:h text:style-name="Heading_20_2" text:outline-level="2">✅ <text:span text:style-name="Strong_20_Emphasis">1. Types of Indexes in MySQL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Index Type</text:span></text:p>
            </table:table-cell>
            <table:table-cell table:style-name="Table4.A1" office:value-type="string">
              <text:p text:style-name="Table_20_Heading"><text:span text:style-name="Strong_20_Emphasis">Purpose</text:span></text:p>
            </table:table-cell>
            <table:table-cell table:style-name="Table4.A1" office:value-type="string">
              <text:p text:style-name="Table_20_Heading"><text:span text:style-name="Strong_20_Emphasis">Auto-Created?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PRIMARY KEY</text:span></text:p>
          </table:table-cell>
          <table:table-cell table:style-name="Table4.A1" office:value-type="string">
            <text:p text:style-name="Table_20_Contents">Uniquely identifies each row (<text:span text:style-name="Strong_20_Emphasis">clustered</text:span>)</text:p>
          </table:table-cell>
          <table:table-cell table:style-name="Table4.A1" office:value-type="string">
            <text:p text:style-name="Table_20_Contents">✅ Yes (One per table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UNIQUE</text:span></text:p>
          </table:table-cell>
          <table:table-cell table:style-name="Table4.A1" office:value-type="string">
            <text:p text:style-name="Table_20_Contents">Ensures column values are unique (<text:span text:style-name="Strong_20_Emphasis">B-tree</text:span>)</text:p>
          </table:table-cell>
          <table:table-cell table:style-name="Table4.A1" office:value-type="string">
            <text:p text:style-name="Table_20_Contents">✅ Y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NDEX (Normal)</text:span></text:p>
          </table:table-cell>
          <table:table-cell table:style-name="Table4.A1" office:value-type="string">
            <text:p text:style-name="Table_20_Contents">Speeds up searches but allows duplicates</text:p>
          </table:table-cell>
          <table:table-cell table:style-name="Table4.A1" office:value-type="string">
            <text:p text:style-name="Table_20_Contents">❌ No (Manual creation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ULLTEXT</text:span></text:p>
          </table:table-cell>
          <table:table-cell table:style-name="Table4.A1" office:value-type="string">
            <text:p text:style-name="Table_20_Contents">Optimized for searching large text data</text:p>
          </table:table-cell>
          <table:table-cell table:style-name="Table4.A1" office:value-type="string">
            <text:p text:style-name="Table_20_Contents">❌ No (Manual creation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PATIAL</text:span></text:p>
          </table:table-cell>
          <table:table-cell table:style-name="Table4.A1" office:value-type="string">
            <text:p text:style-name="Table_20_Contents">Used for geospatial data (<text:span text:style-name="Strong_20_Emphasis">GIS objects</text:span>)</text:p>
          </table:table-cell>
          <table:table-cell table:style-name="Table4.A1" office:value-type="string">
            <text:p text:style-name="Table_20_Contents">❌ No (Manual creation)</text:p>
          </table:table-cell>
        </table:table-row>
      </table:table>
      <text:p text:style-name="Horizontal_20_Line"/>
      <text:h text:style-name="Heading_20_2" text:outline-level="2">📌 <text:span text:style-name="Strong_20_Emphasis">2. How to Create and Manage Indexes</text:span></text:h>
      <text:h text:style-name="Heading_20_3" text:outline-level="3">📊 <text:span text:style-name="Strong_20_Emphasis">A. Create a Normal Index</text:span></text:h>
      <text:p text:style-name="Text_20_body">Used to improve search speed on columns that are frequently used in <text:span text:style-name="Strong_20_Emphasis">WHERE</text:span>, <text:span text:style-name="Strong_20_Emphasis">JOIN</text:span>, or <text:span text:style-name="Strong_20_Emphasis">ORDER BY</text:span> clauses.</text:p>
      <text:p text:style-name="P1"><text:span text:style-name="Source_20_Text">CREATE INDEX idx_salary ON employees(salary);</text:span></text:p>
      <text:p text:style-name="Text_20_body"><text:span text:style-name="Strong_20_Emphasis">Why use it?</text:span><text:line-break/>If you frequently search like this:</text:p>
      <text:p text:style-name="P1"><text:span text:style-name="Source_20_Text">SELECT * FROM employees WHERE salary &gt; 60000;</text:span></text:p>
      <text:p text:style-name="Text_20_body">Without the index, MySQL does a <text:span text:style-name="Strong_20_Emphasis">full table scan</text:span>. With the index, MySQL uses <text:span text:style-name="Strong_20_Emphasis">binary search</text:span> for faster lookups.</text:p>
      <text:p text:style-name="Horizontal_20_Line"/>
      <text:h text:style-name="Heading_20_3" text:outline-level="3">🔍 <text:span text:style-name="Strong_20_Emphasis">B. Create a Composite Index</text:span></text:h>
      <text:p text:style-name="Text_20_body">When you search on <text:span text:style-name="Strong_20_Emphasis">multiple columns</text:span>, a composite (multi-column) index is faster.</text:p>
      <text:p text:style-name="P1"><text:span text:style-name="Source_20_Text">CREATE INDEX idx_name_dept ON employees(emp_name, department);</text:span></text:p>
      <text:p text:style-name="Text_20_body">✅ <text:span text:style-name="Strong_20_Emphasis">Optimized for queries like</text:span>:</text:p>
      <text:p text:style-name="Preformatted_20_Text"><text:span text:style-name="Source_20_Text">SELECT * FROM employees </text:span></text:p>
      <text:p text:style-name="P1"><text:span text:style-name="Source_20_Text">WHERE emp_name = 'Alice' AND department = 'HR';</text:span></text:p>
      <text:p text:style-name="Text_20_body">❌ <text:span text:style-name="Strong_20_Emphasis">Order Matters</text:span> – The index works if you search in this order:</text:p>
      <text:list xml:id="list503878382" text:style-name="L13">
        <text:list-item>
          <text:p text:style-name="P27">First <text:span text:style-name="Source_20_Text">emp_name</text:span> </text:p>
        </text:list-item>
        <text:list-item>
          <text:p text:style-name="P26">Then <text:span text:style-name="Source_20_Text">department</text:span> </text:p>
        </text:list-item>
      </text:list>
      <text:p text:style-name="Text_20_body">It <text:span text:style-name="Strong_20_Emphasis">won't</text:span> work efficiently if you search <text:span text:style-name="Strong_20_Emphasis">only by </text:span><text:span text:style-name="Strong_20_Emphasis"><text:span text:style-name="Source_20_Text">department</text:span></text:span>.</text:p>
      <text:p text:style-name="Horizontal_20_Line"><text:soft-page-break/></text:p>
      <text:h text:style-name="Heading_20_3" text:outline-level="3">🔑 <text:span text:style-name="Strong_20_Emphasis">C. Create an Index on a Foreign Key</text:span></text:h>
      <text:p text:style-name="Text_20_body">MySQL <text:span text:style-name="Strong_20_Emphasis">does not</text:span> automatically index foreign keys. You should add one manually for faster <text:span text:style-name="Strong_20_Emphasis">JOIN</text:span> queries.</text:p>
      <text:p text:style-name="Text_20_body">Example:</text:p>
      <text:p text:style-name="Preformatted_20_Text"><text:span text:style-name="Source_20_Text">CREATE TABLE departments (</text:span></text:p>
      <text:p text:style-name="Preformatted_20_Text"><text:span text:style-name="Source_20_Text"><text:s text:c="4"/>dept_id INT AUTO_INCREMENT PRIMARY KEY,</text:span></text:p>
      <text:p text:style-name="Preformatted_20_Text"><text:span text:style-name="Source_20_Text"><text:s text:c="4"/>dept_name VARCHAR(100) UNIQUE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CREATE TABLE employees (</text:span></text:p>
      <text:p text:style-name="Preformatted_20_Text"><text:span text:style-name="Source_20_Text"><text:s text:c="4"/>emp_id INT AUTO_INCREMENT PRIMARY KEY,</text:span></text:p>
      <text:p text:style-name="Preformatted_20_Text"><text:span text:style-name="Source_20_Text"><text:s text:c="4"/>emp_name VARCHAR(100) NOT NULL,</text:span></text:p>
      <text:p text:style-name="Preformatted_20_Text"><text:span text:style-name="Source_20_Text"><text:s text:c="4"/>dept_id INT,</text:span></text:p>
      <text:p text:style-name="Preformatted_20_Text"><text:span text:style-name="Source_20_Text"><text:s text:c="4"/>FOREIGN KEY (dept_id) REFERENCES departments(dept_id)</text:span></text:p>
      <text:p text:style-name="P1"><text:span text:style-name="Source_20_Text">);</text:span></text:p>
      <text:p text:style-name="Text_20_body">✅ Add an index for better JOIN performance:</text:p>
      <text:p text:style-name="P1"><text:span text:style-name="Source_20_Text">CREATE INDEX idx_dept_id ON employees(dept_id);</text:span></text:p>
      <text:p text:style-name="Horizontal_20_Line"/>
      <text:h text:style-name="Heading_20_3" text:outline-level="3">📖 <text:span text:style-name="Strong_20_Emphasis">D. Create a Full-Text Index</text:span></text:h>
      <text:p text:style-name="Text_20_body">Used for searching large text columns (e.g., searching within articles or descriptions).</text:p>
      <text:p text:style-name="Preformatted_20_Text"><text:span text:style-name="Source_20_Text">CREATE TABLE articles (</text:span></text:p>
      <text:p text:style-name="Preformatted_20_Text"><text:span text:style-name="Source_20_Text"><text:s text:c="4"/>id INT AUTO_INCREMENT PRIMARY KEY,</text:span></text:p>
      <text:p text:style-name="Preformatted_20_Text"><text:span text:style-name="Source_20_Text"><text:s text:c="4"/>title VARCHAR(255) NOT NULL,</text:span></text:p>
      <text:p text:style-name="Preformatted_20_Text"><text:span text:style-name="Source_20_Text"><text:s text:c="4"/>content TEXT NOT NULL,</text:span></text:p>
      <text:p text:style-name="Preformatted_20_Text"><text:span text:style-name="Source_20_Text"><text:s text:c="4"/>FULLTEXT (title, content)</text:span></text:p>
      <text:p text:style-name="P1"><text:span text:style-name="Source_20_Text">);</text:span></text:p>
      <text:p text:style-name="Text_20_body">✅ Optimized for natural language searches:</text:p>
      <text:p text:style-name="Preformatted_20_Text"><text:span text:style-name="Source_20_Text">SELECT * FROM articles</text:span></text:p>
      <text:p text:style-name="P1"><text:span text:style-name="Source_20_Text">WHERE MATCH(title, content) AGAINST('MySQL Index');</text:span></text:p>
      <text:p text:style-name="Horizontal_20_Line"/>
      <text:h text:style-name="Heading_20_2" text:outline-level="2">🗑️ <text:span text:style-name="Strong_20_Emphasis">3. How to Drop (Delete) an Index</text:span></text:h>
      <text:p text:style-name="Text_20_body">To remove an index if it’s no longer useful:</text:p>
      <text:p text:style-name="P1"><text:span text:style-name="Source_20_Text">ALTER TABLE employees DROP INDEX idx_salary;</text:span></text:p>
      <text:p text:style-name="Horizontal_20_Line"/>
      <text:h text:style-name="Heading_20_2" text:outline-level="2">📊 <text:span text:style-name="Strong_20_Emphasis">4. Check Existing Indexes</text:span></text:h>
      <text:p text:style-name="Text_20_body">View all indexes on a table:</text:p>
      <text:p text:style-name="P1"><text:span text:style-name="Source_20_Text">SHOW INDEX FROM employees;</text:span></text:p>
      <text:p text:style-name="Text_20_body"><text:soft-page-break/><text:span text:style-name="Strong_20_Emphasis">Output:</text:span></text:p>
      <text:p text:style-name="Preformatted_20_Text"><text:span text:style-name="Source_20_Text">+---------+------------+---------------+-------------+</text:span></text:p>
      <text:p text:style-name="Preformatted_20_Text"><text:span text:style-name="Source_20_Text">| Table <text:s text:c="2"/>| Non_unique | Key_name <text:s text:c="5"/>| Column_name |</text:span></text:p>
      <text:p text:style-name="Preformatted_20_Text"><text:span text:style-name="Source_20_Text">+---------+------------+---------------+-------------+</text:span></text:p>
      <text:p text:style-name="Preformatted_20_Text"><text:span text:style-name="Source_20_Text">| employees | 0 <text:s text:c="8"/>| PRIMARY <text:s text:c="6"/>| emp_id <text:s text:c="5"/>|</text:span></text:p>
      <text:p text:style-name="Preformatted_20_Text"><text:span text:style-name="Source_20_Text">| employees | 1 <text:s text:c="8"/>| idx_salary <text:s text:c="3"/>| salary <text:s text:c="5"/>|</text:span></text:p>
      <text:p text:style-name="Preformatted_20_Text"><text:span text:style-name="Source_20_Text">| employees | 1 <text:s text:c="8"/>| idx_dept_id <text:s text:c="2"/>| dept_id <text:s text:c="4"/>|</text:span></text:p>
      <text:p text:style-name="P1"><text:span text:style-name="Source_20_Text">+---------+------------+---------------+-------------+</text:span></text:p>
      <text:p text:style-name="Horizontal_20_Line"/>
      <text:h text:style-name="Heading_20_2" text:outline-level="2">🚀 <text:span text:style-name="Strong_20_Emphasis">5. When to Create Indexes (Best Practices)</text:span></text:h>
      <text:p text:style-name="Text_20_body">✅ <text:span text:style-name="Strong_20_Emphasis">Create indexes when:</text:span></text:p>
      <text:list xml:id="list2127758512" text:style-name="L14">
        <text:list-item>
          <text:p text:style-name="P29">Columns in <text:span text:style-name="Strong_20_Emphasis">WHERE</text:span>, <text:span text:style-name="Strong_20_Emphasis">JOIN</text:span>, <text:span text:style-name="Strong_20_Emphasis">ORDER BY</text:span>, or <text:span text:style-name="Strong_20_Emphasis">GROUP BY</text:span>. </text:p>
        </text:list-item>
        <text:list-item>
          <text:p text:style-name="P29">Frequently <text:span text:style-name="Strong_20_Emphasis">searched</text:span> columns (e.g., user names, product IDs). </text:p>
        </text:list-item>
        <text:list-item>
          <text:p text:style-name="P28">Columns in <text:span text:style-name="Strong_20_Emphasis">foreign key</text:span> relationships. </text:p>
        </text:list-item>
      </text:list>
      <text:p text:style-name="Text_20_body">❌ <text:span text:style-name="Strong_20_Emphasis">Avoid too many indexes because:</text:span></text:p>
      <text:list xml:id="list3996445866" text:style-name="L15">
        <text:list-item>
          <text:p text:style-name="P31">They consume <text:span text:style-name="Strong_20_Emphasis">extra disk space</text:span>. </text:p>
        </text:list-item>
        <text:list-item>
          <text:p text:style-name="P30">They <text:span text:style-name="Strong_20_Emphasis">slow down</text:span> <text:span text:style-name="Source_20_Text">INSERT</text:span>, <text:span text:style-name="Source_20_Text">UPDATE</text:span>, and <text:span text:style-name="Source_20_Text">DELETE</text:span> operations (MySQL updates all indexes on data changes). </text:p>
        </text:list-item>
      </text:list>
      <text:p text:style-name="Horizontal_20_Line"/>
      <text:h text:style-name="Heading_20_2" text:outline-level="2">📈 <text:span text:style-name="Strong_20_Emphasis">6. Analyze Query Performance</text:span></text:h>
      <text:p text:style-name="Text_20_body">Use <text:span text:style-name="Source_20_Text">EXPLAIN</text:span> to check if MySQL is using your index.</text:p>
      <text:p text:style-name="Text_20_body">Example:</text:p>
      <text:p text:style-name="P1"><text:span text:style-name="Source_20_Text">EXPLAIN SELECT * FROM employees WHERE salary &gt; 60000;</text:span></text:p>
      <text:p text:style-name="Text_20_body">Look for:</text:p>
      <text:list xml:id="list2735020120" text:style-name="L16">
        <text:list-item>
          <text:p text:style-name="P33"><text:span text:style-name="Strong_20_Emphasis">key</text:span>: Shows the index MySQL is using. </text:p>
        </text:list-item>
        <text:list-item>
          <text:p text:style-name="P33"><text:span text:style-name="Strong_20_Emphasis">rows</text:span>: Fewer rows = better efficiency. </text:p>
        </text:list-item>
        <text:list-item>
          <text:p text:style-name="P32"><text:span text:style-name="Strong_20_Emphasis">type</text:span>: <text:span text:style-name="Source_20_Text">ref</text:span> or <text:span text:style-name="Source_20_Text">range</text:span> indicates index usage (good sign). </text:p>
        </text:list-item>
      </text:list>
      <text:p text:style-name="Horizontal_20_Line"/>
      <text:p text:style-name="Text_20_body">Would you like to dive deeper into <text:span text:style-name="Strong_20_Emphasis">index optimization</text:span> or <text:span text:style-name="Strong_20_Emphasis">composite index order</text:span>? 😊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📊 <text:span text:style-name="Strong_20_Emphasis">Difference Between FULLTEXT, SPATIAL, and Normal Index in MySQL</text:span></text:h>
      <text:p text:style-name="Text_20_body">Each index type in MySQL is optimized for specific use cases and has a different internal structure. Let's break down how <text:span text:style-name="Strong_20_Emphasis">FULLTEXT</text:span> and <text:span text:style-name="Strong_20_Emphasis">SPATIAL</text:span> indexes differ from a <text:span text:style-name="Strong_20_Emphasis">Normal (B-tree)</text:span> index.</text:p>
      <text:p text:style-name="Horizontal_20_Line"/>
      <text:h text:style-name="Heading_20_2" text:outline-level="2">✅ <text:span text:style-name="Strong_20_Emphasis">1. Normal Index (B-tree Index)</text:span></text:h>
      <text:list xml:id="list3868638851" text:style-name="L17">
        <text:list-item>
          <text:p text:style-name="P35"><text:span text:style-name="Strong_20_Emphasis">Used for:</text:span> Speeding up searches on exact values, ranges, and sorting. </text:p>
        </text:list-item>
        <text:list-item>
          <text:p text:style-name="P35"><text:span text:style-name="Strong_20_Emphasis">Structure:</text:span> <text:span text:style-name="Strong_20_Emphasis">B-tree</text:span> (Balanced Tree) – maintains data in sorted order for <text:span text:style-name="Strong_20_Emphasis">fast range-based</text:span> searches. </text:p>
        </text:list-item>
        <text:list-item>
          <text:p text:style-name="P35"><text:span text:style-name="Strong_20_Emphasis">Applicable Data Types:</text:span> Numeric, Date, String (<text:span text:style-name="Source_20_Text">INT</text:span>, <text:span text:style-name="Source_20_Text">VARCHAR</text:span>, <text:span text:style-name="Source_20_Text">DATE</text:span>, etc.). </text:p>
        </text:list-item>
        <text:list-item>
          <text:p text:style-name="P34"><text:span text:style-name="Strong_20_Emphasis">Supported Storage Engines:</text:span> ✅ <text:span text:style-name="Strong_20_Emphasis">InnoDB</text:span>, ✅ <text:span text:style-name="Strong_20_Emphasis">MyISAM</text:span>. </text:p>
        </text:list-item>
      </text:list>
      <text:h text:style-name="Heading_20_3" text:outline-level="3">📌 Example:</text:h>
      <text:p text:style-name="P1"><text:span text:style-name="Source_20_Text">CREATE INDEX idx_salary ON employees(salary);</text:span></text:p>
      <text:p text:style-name="Text_20_body">✅ <text:span text:style-name="Strong_20_Emphasis">Optimized Queries:</text:span></text:p>
      <text:p text:style-name="P1"><text:span text:style-name="Source_20_Text">SELECT * FROM employees WHERE salary &gt; 60000;</text:span></text:p>
      <text:p text:style-name="Horizontal_20_Line"/>
      <text:h text:style-name="Heading_20_2" text:outline-level="2">🔍 <text:span text:style-name="Strong_20_Emphasis">2. FULLTEXT Index</text:span></text:h>
      <text:list xml:id="list1561607399" text:style-name="L18">
        <text:list-item>
          <text:p text:style-name="P37"><text:span text:style-name="Strong_20_Emphasis">Used for:</text:span> Searching <text:span text:style-name="Strong_20_Emphasis">text-heavy</text:span> data (e.g., documents, articles). </text:p>
        </text:list-item>
        <text:list-item>
          <text:p text:style-name="P37"><text:span text:style-name="Strong_20_Emphasis">Structure:</text:span> <text:span text:style-name="Strong_20_Emphasis">Inverted Index</text:span> – maps keywords to rows for fast <text:span text:style-name="Strong_20_Emphasis">natural language</text:span> searches. </text:p>
        </text:list-item>
        <text:list-item>
          <text:p text:style-name="P37"><text:span text:style-name="Strong_20_Emphasis">Applicable Data Types:</text:span> Only works on <text:span text:style-name="Strong_20_Emphasis">text-based</text:span> columns (<text:span text:style-name="Source_20_Text">CHAR</text:span>, <text:span text:style-name="Source_20_Text">VARCHAR</text:span>, <text:span text:style-name="Source_20_Text">TEXT</text:span>). </text:p>
        </text:list-item>
        <text:list-item>
          <text:p text:style-name="P36"><text:span text:style-name="Strong_20_Emphasis">Supported Storage Engines:</text:span> ✅ <text:span text:style-name="Strong_20_Emphasis">InnoDB</text:span>, ✅ <text:span text:style-name="Strong_20_Emphasis">MyISAM</text:span>. </text:p>
        </text:list-item>
      </text:list>
      <text:h text:style-name="Heading_20_3" text:outline-level="3">📌 Example:</text:h>
      <text:p text:style-name="Preformatted_20_Text"><text:span text:style-name="Source_20_Text">CREATE TABLE articles (</text:span></text:p>
      <text:p text:style-name="Preformatted_20_Text"><text:span text:style-name="Source_20_Text"><text:s text:c="4"/>id INT AUTO_INCREMENT PRIMARY KEY,</text:span></text:p>
      <text:p text:style-name="Preformatted_20_Text"><text:span text:style-name="Source_20_Text"><text:s text:c="4"/>title VARCHAR(255) NOT NULL,</text:span></text:p>
      <text:p text:style-name="Preformatted_20_Text"><text:span text:style-name="Source_20_Text"><text:s text:c="4"/>content TEXT NOT NULL,</text:span></text:p>
      <text:p text:style-name="Preformatted_20_Text"><text:span text:style-name="Source_20_Text"><text:s text:c="4"/>FULLTEXT(title, content)</text:span></text:p>
      <text:p text:style-name="P1"><text:span text:style-name="Source_20_Text">);</text:span></text:p>
      <text:p text:style-name="Text_20_body">✅ <text:span text:style-name="Strong_20_Emphasis">Optimized Queries:</text:span></text:p>
      <text:p text:style-name="Preformatted_20_Text"><text:span text:style-name="Source_20_Text">SELECT * FROM articles</text:span></text:p>
      <text:p text:style-name="P1"><text:span text:style-name="Source_20_Text">WHERE MATCH(title, content) AGAINST('MySQL Index');</text:span></text:p>
      <text:p text:style-name="Text_20_body">👉 <text:span text:style-name="Strong_20_Emphasis">Differences from Normal Index:</text:span></text:p>
      <text:list xml:id="list2916271944" text:style-name="L19">
        <text:list-item>
          <text:p text:style-name="P39">Can search <text:span text:style-name="Strong_20_Emphasis">multiple words</text:span> and <text:span text:style-name="Strong_20_Emphasis">phrases</text:span>. </text:p>
        </text:list-item>
        <text:list-item>
          <text:p text:style-name="P39">Supports <text:span text:style-name="Strong_20_Emphasis">Boolean</text:span> and <text:span text:style-name="Strong_20_Emphasis">Natural Language</text:span> searches. </text:p>
        </text:list-item>
        <text:list-item>
          <text:p text:style-name="P38"><text:span text:style-name="Strong_20_Emphasis">Not</text:span> useful for <text:span text:style-name="Strong_20_Emphasis">exact matching</text:span> or <text:span text:style-name="Strong_20_Emphasis">sorting</text:span>. </text:p>
        </text:list-item>
      </text:list>
      <text:p text:style-name="Horizontal_20_Line"/>
      <text:h text:style-name="Heading_20_2" text:outline-level="2"><text:soft-page-break/>🌍 <text:span text:style-name="Strong_20_Emphasis">3. SPATIAL Index (For Geospatial Data)</text:span></text:h>
      <text:list xml:id="list1078614538" text:style-name="L20">
        <text:list-item>
          <text:p text:style-name="P41"><text:span text:style-name="Strong_20_Emphasis">Used for:</text:span> Storing and querying <text:span text:style-name="Strong_20_Emphasis">geometric</text:span> and <text:span text:style-name="Strong_20_Emphasis">geospatial</text:span> data (e.g., coordinates, polygons). </text:p>
        </text:list-item>
        <text:list-item>
          <text:p text:style-name="P41"><text:span text:style-name="Strong_20_Emphasis">Structure:</text:span> <text:span text:style-name="Strong_20_Emphasis">R-tree (Rectangular Tree)</text:span> – optimized for <text:span text:style-name="Strong_20_Emphasis">multi-dimensional</text:span> range searches. </text:p>
        </text:list-item>
        <text:list-item>
          <text:p text:style-name="P41"><text:span text:style-name="Strong_20_Emphasis">Applicable Data Types:</text:span> <text:span text:style-name="Strong_20_Emphasis">Spatial</text:span> data types (<text:span text:style-name="Source_20_Text">GEOMETRY</text:span>, <text:span text:style-name="Source_20_Text">POINT</text:span>, <text:span text:style-name="Source_20_Text">POLYGON</text:span>, etc.). </text:p>
        </text:list-item>
        <text:list-item>
          <text:p text:style-name="P40"><text:span text:style-name="Strong_20_Emphasis">Supported Storage Engines:</text:span> ❌ <text:span text:style-name="Strong_20_Emphasis">Not InnoDB</text:span>, ✅ <text:span text:style-name="Strong_20_Emphasis">MyISAM</text:span>. </text:p>
        </text:list-item>
      </text:list>
      <text:h text:style-name="Heading_20_3" text:outline-level="3">📌 Example:</text:h>
      <text:p text:style-name="Preformatted_20_Text"><text:span text:style-name="Source_20_Text">CREATE TABLE locations (</text:span></text:p>
      <text:p text:style-name="Preformatted_20_Text"><text:span text:style-name="Source_20_Text"><text:s text:c="4"/>id INT AUTO_INCREMENT PRIMARY KEY,</text:span></text:p>
      <text:p text:style-name="Preformatted_20_Text"><text:span text:style-name="Source_20_Text"><text:s text:c="4"/>geom POINT NOT NULL,</text:span></text:p>
      <text:p text:style-name="Preformatted_20_Text"><text:span text:style-name="Source_20_Text"><text:s text:c="4"/>SPATIAL INDEX(geom)</text:span></text:p>
      <text:p text:style-name="P1"><text:span text:style-name="Source_20_Text">);</text:span></text:p>
      <text:p text:style-name="Text_20_body">✅ <text:span text:style-name="Strong_20_Emphasis">Optimized Queries:</text:span></text:p>
      <text:p text:style-name="Preformatted_20_Text"><text:span text:style-name="Source_20_Text">SELECT * FROM locations</text:span></text:p>
      <text:p text:style-name="P1"><text:span text:style-name="Source_20_Text">WHERE ST_Contains(ST_GeomFromText('POLYGON(...)'), geom);</text:span></text:p>
      <text:p text:style-name="Text_20_body">👉 <text:span text:style-name="Strong_20_Emphasis">Differences from Normal Index:</text:span></text:p>
      <text:list xml:id="list875496559" text:style-name="L21">
        <text:list-item>
          <text:p text:style-name="P43">Works on <text:span text:style-name="Strong_20_Emphasis">2D geographic</text:span> shapes (e.g., <text:span text:style-name="Strong_20_Emphasis">latitude, longitude</text:span>). </text:p>
        </text:list-item>
        <text:list-item>
          <text:p text:style-name="P43">Uses <text:span text:style-name="Strong_20_Emphasis">R-tree</text:span> for fast <text:span text:style-name="Strong_20_Emphasis">spatial</text:span> proximity searches. </text:p>
        </text:list-item>
        <text:list-item>
          <text:p text:style-name="P42">Only available in <text:span text:style-name="Strong_20_Emphasis">MyISAM</text:span> (not InnoDB by default). </text:p>
        </text:list-item>
      </text:list>
      <text:p text:style-name="Horizontal_20_Line"/>
      <text:h text:style-name="Heading_20_2" text:outline-level="2">📊 <text:span text:style-name="Strong_20_Emphasis">Summary Table: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Feature</text:p>
            </table:table-cell>
            <table:table-cell table:style-name="Table5.A1" office:value-type="string">
              <text:p text:style-name="Table_20_Heading"><text:span text:style-name="Strong_20_Emphasis">Normal Index (B-tree)</text:span></text:p>
            </table:table-cell>
            <table:table-cell table:style-name="Table5.A1" office:value-type="string">
              <text:p text:style-name="Table_20_Heading"><text:span text:style-name="Strong_20_Emphasis">FULLTEXT (Inverted Index)</text:span></text:p>
            </table:table-cell>
            <table:table-cell table:style-name="Table5.A1" office:value-type="string">
              <text:p text:style-name="Table_20_Heading"><text:span text:style-name="Strong_20_Emphasis">SPATIAL (R-tree)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Purpose</text:span></text:p>
          </table:table-cell>
          <table:table-cell table:style-name="Table5.A1" office:value-type="string">
            <text:p text:style-name="Table_20_Contents">Fast search by <text:span text:style-name="Strong_20_Emphasis">exact</text:span> match, <text:span text:style-name="Strong_20_Emphasis">range</text:span></text:p>
          </table:table-cell>
          <table:table-cell table:style-name="Table5.A1" office:value-type="string">
            <text:p text:style-name="Table_20_Contents">Search large <text:span text:style-name="Strong_20_Emphasis">text</text:span> documents</text:p>
          </table:table-cell>
          <table:table-cell table:style-name="Table5.A1" office:value-type="string">
            <text:p text:style-name="Table_20_Contents">Query <text:span text:style-name="Strong_20_Emphasis">geographic</text:span> (2D) data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ata Types</text:span></text:p>
          </table:table-cell>
          <table:table-cell table:style-name="Table5.A1" office:value-type="string">
            <text:p text:style-name="Table_20_Contents"><text:span text:style-name="Source_20_Text">INT</text:span>, <text:span text:style-name="Source_20_Text">VARCHAR</text:span>, <text:span text:style-name="Source_20_Text">DATE</text:span>, etc.</text:p>
          </table:table-cell>
          <table:table-cell table:style-name="Table5.A1" office:value-type="string">
            <text:p text:style-name="Table_20_Contents"><text:span text:style-name="Source_20_Text">CHAR</text:span>, <text:span text:style-name="Source_20_Text">VARCHAR</text:span>, <text:span text:style-name="Source_20_Text">TEXT</text:span></text:p>
          </table:table-cell>
          <table:table-cell table:style-name="Table5.A1" office:value-type="string">
            <text:p text:style-name="Table_20_Contents"><text:span text:style-name="Source_20_Text">GEOMETRY</text:span>, <text:span text:style-name="Source_20_Text">POINT</text:span>, <text:span text:style-name="Source_20_Text">POLYGON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earch Type</text:span></text:p>
          </table:table-cell>
          <table:table-cell table:style-name="Table5.A1" office:value-type="string">
            <text:p text:style-name="Table_20_Contents">Exact match, range (<text:span text:style-name="Source_20_Text">=</text:span>, <text:span text:style-name="Source_20_Text">&gt;</text:span>, <text:span text:style-name="Source_20_Text">&lt;</text:span>)</text:p>
          </table:table-cell>
          <table:table-cell table:style-name="Table5.A1" office:value-type="string">
            <text:p text:style-name="Table_20_Contents">Natural language, keyword matching</text:p>
          </table:table-cell>
          <table:table-cell table:style-name="Table5.A1" office:value-type="string">
            <text:p text:style-name="Table_20_Contents">Proximity, shape containmen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Index Structure</text:span></text:p>
          </table:table-cell>
          <table:table-cell table:style-name="Table5.A1" office:value-type="string">
            <text:p text:style-name="Table_20_Contents"><text:span text:style-name="Strong_20_Emphasis">B-tree</text:span></text:p>
          </table:table-cell>
          <table:table-cell table:style-name="Table5.A1" office:value-type="string">
            <text:p text:style-name="Table_20_Contents"><text:span text:style-name="Strong_20_Emphasis">Inverted</text:span> (word-to-row mapping)</text:p>
          </table:table-cell>
          <table:table-cell table:style-name="Table5.A1" office:value-type="string">
            <text:p text:style-name="Table_20_Contents"><text:span text:style-name="Strong_20_Emphasis">R-tree</text:span> (for multidimensional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torage Engines</text:span></text:p>
          </table:table-cell>
          <table:table-cell table:style-name="Table5.A1" office:value-type="string">
            <text:p text:style-name="Table_20_Contents">✅ InnoDB, ✅ MyISAM</text:p>
          </table:table-cell>
          <table:table-cell table:style-name="Table5.A1" office:value-type="string">
            <text:p text:style-name="Table_20_Contents">✅ InnoDB, ✅ MyISAM</text:p>
          </table:table-cell>
          <table:table-cell table:style-name="Table5.A1" office:value-type="string">
            <text:p text:style-name="Table_20_Contents">❌ Not InnoDB, ✅ MyISAM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Use Cases</text:span></text:p>
          </table:table-cell>
          <table:table-cell table:style-name="Table5.A1" office:value-type="string">
            <text:p text:style-name="Table_20_Contents">Fast filtering, <text:span text:style-name="Strong_20_Emphasis">JOINs</text:span>, sorting</text:p>
          </table:table-cell>
          <table:table-cell table:style-name="Table5.A1" office:value-type="string">
            <text:p text:style-name="Table_20_Contents"><text:span text:style-name="Strong_20_Emphasis">Document search</text:span>, articles</text:p>
          </table:table-cell>
          <table:table-cell table:style-name="Table5.A1" office:value-type="string">
            <text:p text:style-name="Table_20_Contents"><text:span text:style-name="Strong_20_Emphasis">Geolocation</text:span>, maps, proximity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Limitations</text:span></text:p>
          </table:table-cell>
          <table:table-cell table:style-name="Table5.A1" office:value-type="string">
            <text:p text:style-name="Table_20_Contents">Not efficient for <text:span text:style-name="Strong_20_Emphasis">text search</text:span></text:p>
          </table:table-cell>
          <table:table-cell table:style-name="Table5.A1" office:value-type="string">
            <text:p text:style-name="Table_20_Contents">No <text:span text:style-name="Strong_20_Emphasis">range</text:span> queries, text only</text:p>
          </table:table-cell>
          <table:table-cell table:style-name="Table5.A1" office:value-type="string">
            <text:p text:style-name="Table_20_Contents">Limited to <text:span text:style-name="Strong_20_Emphasis">MyISAM</text:span></text:p>
          </table:table-cell>
        </table:table-row>
      </table:table>
      <text:p text:style-name="Horizontal_20_Line"/>
      <text:p text:style-name="Text_20_body">💬 <text:span text:style-name="Strong_20_Emphasis">Would you like to dive deeper into how MySQL optimizes these index types or explore query performance testing?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6:24:58.810711992</meta:creation-date>
    <dc:date>2025-03-06T16:45:39.776720733</dc:date>
    <meta:editing-duration>PT10M23S</meta:editing-duration>
    <meta:editing-cycles>3</meta:editing-cycles>
    <meta:generator>LibreOffice/7.3.7.2$Linux_X86_64 LibreOffice_project/30$Build-2</meta:generator>
    <meta:document-statistic meta:table-count="5" meta:image-count="0" meta:object-count="0" meta:page-count="11" meta:paragraph-count="362" meta:word-count="2287" meta:character-count="14180" meta:non-whitespace-character-count="12099"/>
  </office:meta>
</office:document-meta>
</file>